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3.671cm" fo:min-width="14.35cm"/>
    </style:style>
    <style:style style:name="gr2" style:family="graphic" style:parent-style-name="objectwithoutfill">
      <style:graphic-properties svg:stroke-width="0.212cm" svg:stroke-color="#00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0000" draw:marker-start-width="0.518cm" draw:marker-end-width="0.518cm" svg:stroke-opacity="100%" draw:textarea-horizontal-align="justify" draw:textarea-vertical-align="middle" draw:auto-grow-height="false" fo:min-height="2.862cm" fo:min-width="0.453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0000" draw:marker-start-width="0.518cm" draw:marker-end-width="0.518cm" svg:stroke-opacity="100%" draw:textarea-horizontal-align="justify" draw:textarea-vertical-align="middle" draw:auto-grow-height="false" fo:min-height="2.65cm" fo:min-width="0.241cm" fo:padding-top="0.231cm" fo:padding-bottom="0.231cm" fo:padding-left="0.356cm" fo:padding-right="0.356cm"/>
      <style:paragraph-properties style:writing-mode="lr-tb"/>
    </style:style>
    <style:style style:name="gr5" style:family="graphic" style:parent-style-name="standard">
      <style:graphic-properties svg:stroke-width="0.212cm" svg:stroke-color="#000000" draw:marker-start-width="0.518cm" draw:marker-end-width="0.518cm" svg:stroke-opacity="100%" draw:textarea-horizontal-align="justify" draw:textarea-vertical-align="middle" draw:auto-grow-height="false" fo:min-height="2.65cm" fo:min-width="0.241cm" fo:padding-top="0.231cm" fo:padding-bottom="0.231cm" fo:padding-left="0.356cm" fo:padding-right="0.356cm"/>
    </style:style>
    <style:style style:name="gr6" style:family="graphic" style:parent-style-name="standard">
      <style:graphic-properties svg:stroke-width="0.106cm" svg:stroke-color="#ff0000" draw:marker-start-width="0.359cm" draw:marker-end-width="0.359cm" draw:textarea-vertical-align="middle" draw:auto-grow-height="false" fo:min-height="0.005cm" fo:min-width="0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ff0000" draw:marker-start-width="0.359cm" draw:marker-end-width="0.359cm" draw:textarea-vertical-align="middle" draw:auto-grow-height="false" fo:min-height="0cm" fo:min-width="0cm" fo:padding-top="0.178cm" fo:padding-bottom="0.178cm" fo:padding-left="0.303cm" fo:padding-right="0.303cm"/>
    </style:style>
    <style:style style:name="gr8" style:family="graphic" style:parent-style-name="standard">
      <style:graphic-properties svg:stroke-width="0.212cm" svg:stroke-color="#000000" draw:marker-start-width="0.518cm" draw:marker-end-width="0.518cm" svg:stroke-opacity="100%" draw:textarea-horizontal-align="justify" draw:textarea-vertical-align="middle" draw:auto-grow-height="false" fo:min-height="1.159cm" fo:min-width="0cm" fo:padding-top="0.231cm" fo:padding-bottom="0.231cm" fo:padding-left="0.356cm" fo:padding-right="0.356cm"/>
    </style:style>
    <style:style style:name="gr9" style:family="graphic" style:parent-style-name="standard">
      <style:graphic-properties svg:stroke-width="0.212cm" svg:stroke-color="#000000" draw:marker-start-width="0.518cm" draw:marker-end-width="0.518cm" svg:stroke-opacity="100%" draw:textarea-horizontal-align="justify" draw:textarea-vertical-align="middle" draw:auto-grow-height="false" fo:min-height="1.164cm" fo:min-width="0cm" fo:padding-top="0.231cm" fo:padding-bottom="0.231cm" fo:padding-left="0.356cm" fo:padding-right="0.356cm"/>
      <style:paragraph-properties style:writing-mode="lr-tb"/>
    </style:style>
    <style:style style:name="gr10" style:family="graphic" style:parent-style-name="standard">
      <style:graphic-properties svg:stroke-width="0.212cm" svg:stroke-color="#000000" draw:marker-start-width="0.518cm" draw:marker-end-width="0.518cm" svg:stroke-opacity="100%" draw:textarea-horizontal-align="justify" draw:textarea-vertical-align="middle" draw:auto-grow-height="false" fo:min-height="1.174cm" fo:min-width="0cm" fo:padding-top="0.231cm" fo:padding-bottom="0.231cm" fo:padding-left="0.356cm" fo:padding-right="0.356cm"/>
    </style:style>
    <style:style style:name="gr11" style:family="graphic" style:parent-style-name="standard">
      <style:graphic-properties svg:stroke-width="0.212cm" svg:stroke-color="#000000" draw:marker-start-width="0.518cm" draw:marker-end-width="0.518cm" svg:stroke-opacity="100%" draw:textarea-horizontal-align="justify" draw:textarea-vertical-align="middle" draw:auto-grow-height="false" fo:min-height="1.189cm" fo:min-width="0cm" fo:padding-top="0.231cm" fo:padding-bottom="0.231cm" fo:padding-left="0.356cm" fo:padding-right="0.356cm"/>
    </style:style>
    <style:style style:name="gr12" style:family="graphic" style:parent-style-name="standard">
      <style:graphic-properties svg:stroke-width="0.212cm" svg:stroke-color="#000000" draw:marker-start-width="0.518cm" draw:marker-end-width="0.518cm" svg:stroke-opacity="100%" draw:textarea-horizontal-align="justify" draw:textarea-vertical-align="middle" draw:auto-grow-height="false" fo:min-height="1.161cm" fo:min-width="0cm" fo:padding-top="0.231cm" fo:padding-bottom="0.231cm" fo:padding-left="0.356cm" fo:padding-right="0.356cm"/>
      <style:paragraph-properties style:writing-mode="lr-tb"/>
    </style:style>
    <style:style style:name="gr13" style:family="graphic" style:parent-style-name="standard">
      <style:graphic-properties svg:stroke-width="0.212cm" svg:stroke-color="#000000" draw:marker-start-width="0.518cm" draw:marker-end-width="0.518cm" svg:stroke-opacity="100%" draw:textarea-horizontal-align="justify" draw:textarea-vertical-align="middle" draw:auto-grow-height="false" fo:min-height="1.172cm" fo:min-width="0cm" fo:padding-top="0.231cm" fo:padding-bottom="0.231cm" fo:padding-left="0.356cm" fo:padding-right="0.356cm"/>
    </style:style>
    <style:style style:name="gr14" style:family="graphic" style:parent-style-name="standard">
      <style:graphic-properties svg:stroke-width="0.212cm" svg:stroke-color="#000000" draw:marker-start-width="0.518cm" draw:marker-end-width="0.518cm" svg:stroke-opacity="100%" draw:textarea-horizontal-align="justify" draw:textarea-vertical-align="middle" draw:auto-grow-height="false" fo:min-height="1.188cm" fo:min-width="0cm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19.685cm" svg:x="0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-0.067cm" svg:y1="10.804cm" svg:x2="21.001cm" svg:y2="10.804cm">
          <text:p/>
        </draw:line>
        <draw:line draw:style-name="gr2" draw:text-style-name="P2" draw:layer="layout" svg:x1="-0.068cm" svg:y1="14.97cm" svg:x2="21cm" svg:y2="14.97cm">
          <text:p/>
        </draw:line>
        <draw:line draw:style-name="gr2" draw:text-style-name="P2" draw:layer="layout" svg:x1="-0.067cm" svg:y1="6.639cm" svg:x2="21.001cm" svg:y2="6.639cm">
          <text:p/>
        </draw:line>
        <draw:custom-shape draw:style-name="gr3" draw:text-style-name="P1" draw:layer="layout" svg:width="1.905cm" svg:height="3.556cm" draw:transform="rotate (-0.741764932097591) translate (13.75cm 6.81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905cm" svg:height="3.556cm" draw:transform="rotate (-0.741764932097591) translate (10.058cm 6.81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905cm" svg:height="3.556cm" draw:transform="rotate (-0.741764932097591) translate (5.791cm 6.81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905cm" svg:height="3.556cm" draw:transform="rotate (-0.741764932097591) translate (17.475cm 6.81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905cm" svg:height="3.556cm" draw:transform="rotate (2.40384197877179) translate (8.524cm 14.87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905cm" svg:height="3.556cm" draw:transform="rotate (2.40384197877179) translate (12.214cm 14.8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905cm" svg:height="3.556cm" draw:transform="rotate (2.40384197877179) translate (16.489cm 14.84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905cm" svg:height="3.556cm" draw:transform="rotate (2.40384197877179) translate (4.799cm 14.89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905cm" svg:height="3.556cm" draw:transform="rotate (-0.741764932097591) translate (13.75cm 15.22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905cm" svg:height="3.556cm" draw:transform="rotate (-0.741764932097591) translate (10.058cm 15.22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905cm" svg:height="3.556cm" draw:transform="rotate (-0.741764932097591) translate (5.791cm 15.22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905cm" svg:height="3.556cm" draw:transform="rotate (-0.741764932097591) translate (17.475cm 15.22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905cm" svg:height="3.556cm" draw:transform="rotate (2.40384197877179) translate (8.522cm 6.67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905cm" svg:height="3.556cm" draw:transform="rotate (2.40384197877179) translate (12.212cm 6.65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905cm" svg:height="3.556cm" draw:transform="rotate (2.40384197877179) translate (16.487cm 6.6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905cm" svg:height="3.556cm" draw:transform="rotate (2.40384197877179) translate (4.797cm 6.69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762cm" svg:height="0.762cm" svg:x="13.954cm" svg:y="9.38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1" draw:layer="layout" svg:width="0.762cm" svg:height="0.762cm" svg:x="9.128cm" svg:y="5.44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1" draw:layer="layout" svg:width="0.762cm" svg:height="0.762cm" svg:x="9.382cm" svg:y="3.03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" draw:text-style-name="P1" draw:layer="layout" svg:width="0.965cm" svg:height="1.852cm" draw:transform="skewX (-0.0469493568786475) rotate (2.40384197877179) translate (9.236cm 3.24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992cm" svg:height="1.858cm" draw:transform="skewX (-0.0397935069454707) rotate (2.40384197877179) translate (11.163cm 3.24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1.021cm" svg:height="1.869cm" draw:transform="skewX (-0.0401425727958696) rotate (2.40384197877179) translate (13.393cm 3.24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0.984cm" svg:height="1.886cm" draw:transform="skewX (-0.0371755130674792) rotate (2.40384197877179) translate (7.296cm 3.26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963cm" svg:height="1.852cm" draw:transform="skewX (-0.0448549617762543) rotate (-0.73391095046362) translate (11.872cm 18.25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0.991cm" svg:height="1.855cm" draw:transform="skewX (-0.0376991118430775) rotate (-0.73391095046362) translate (9.943cm 18.26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1.021cm" svg:height="1.867cm" draw:transform="skewX (-0.0401425727958695) rotate (-0.73391095046362) translate (7.712cm 18.27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982cm" svg:height="1.885cm" draw:transform="skewX (-0.03385938748869) rotate (-0.73391095046362) translate (13.806cm 18.2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7T14:27:38.593761605</meta:creation-date>
    <dc:date>2022-01-07T14:43:56.361120407</dc:date>
    <meta:editing-duration>PT5M44S</meta:editing-duration>
    <meta:editing-cycles>1</meta:editing-cycles>
    <meta:generator>LibreOffice/6.4.7.2$Linux_X86_64 LibreOffice_project/40$Build-2</meta:generator>
    <meta:document-statistic meta:object-count="31"/>
  </office:meta>
</office:document-meta>
</file>